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/>
      <style:text-properties style:text-underline-style="none"/>
    </style:style>
    <style:style style:name="P3" style:family="paragraph" style:parent-style-name="Text_20_body">
      <style:paragraph-properties fo:line-height="115%"/>
      <style:text-properties style:text-underline-style="none" officeooo:paragraph-rsid="000c1ef9"/>
    </style:style>
    <style:style style:name="P4" style:family="paragraph" style:parent-style-name="Text_20_body">
      <style:paragraph-properties fo:margin-top="0cm" fo:margin-bottom="0cm" loext:contextual-spacing="false" fo:line-height="115%"/>
      <style:text-properties style:text-underline-style="none"/>
    </style:style>
    <style:style style:name="P5" style:family="paragraph" style:parent-style-name="Text_20_body">
      <style:paragraph-properties fo:margin-top="0cm" fo:margin-bottom="0cm" loext:contextual-spacing="false" fo:line-height="115%"/>
      <style:text-properties style:text-underline-style="none" officeooo:paragraph-rsid="000c1ef9"/>
    </style:style>
    <style:style style:name="T1" style:family="text">
      <style:text-properties fo:color="#ff0000"/>
    </style:style>
    <style:style style:name="T2" style:family="text">
      <style:text-properties officeooo:rsid="000c1ef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c1ef9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×3= <text:span text:style-name="T3"><text:s text:c="24"/></text:span></text:p>
      <text:p text:style-name="P5"><text:bookmark text:name="MathJax-Element-32-Frame"/>9×3=<text:span text:style-name="T3"> <text:s text:c="23"/></text:span></text:p>
      <text:p text:style-name="P5"><text:bookmark text:name="MathJax-Element-33-Frame"/>3×4=<text:span text:style-name="T3"> <text:s text:c="23"/></text:span></text:p>
      <text:p text:style-name="P5"><text:bookmark text:name="MathJax-Element-34-Frame"/>6×3=<text:span text:style-name="T3"> <text:s text:c="23"/></text:span></text:p>
      <text:p text:style-name="P5"><text:bookmark text:name="MathJax-Element-35-Frame"/>11×3=<text:span text:style-name="T3"> <text:s text:c="23"/></text:span></text:p>
      <text:p text:style-name="P5"><text:bookmark text:name="MathJax-Element-36-Frame"/>12×3=<text:span text:style-name="T3"> <text:s text:c="23"/></text:span></text:p>
      <text:p text:style-name="P5"><text:bookmark text:name="MathJax-Element-37-Frame"/>5×3=<text:span text:style-name="T3"> <text:s text:c="23"/></text:span></text:p>
      <text:p text:style-name="P5"><text:bookmark text:name="MathJax-Element-38-Frame"/>10×3=<text:span text:style-name="T3"> <text:s text:c="23"/></text:span></text:p>
      <text:p text:style-name="P5"><text:bookmark text:name="MathJax-Element-39-Frame"/>7×3=<text:bookmark text:name="MathJax-Element-40-Frame"/><text:span text:style-name="T3"> <text:s text:c="23"/></text:span><text:line-break/>3×8=<text:span text:style-name="T3"> <text:s text:c="2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4</text:span>×8=<text:span text:style-name="T3"> <text:s text:c="23"/></text:span><text:line-break/>4×12=<text:bookmark text:name="MathJax-Element-33-Frame2"/><text:span text:style-name="T3"> <text:s text:c="23"/></text:span><text:line-break/>4×4=<text:bookmark text:name="MathJax-Element-34-Frame2"/><text:span text:style-name="T3"> <text:s text:c="23"/></text:span><text:line-break/>3×4=<text:bookmark text:name="MathJax-Element-35-Frame2"/><text:span text:style-name="T3"> <text:s text:c="23"/></text:span><text:line-break/>4×5=<text:bookmark text:name="MathJax-Element-36-Frame2"/><text:span text:style-name="T3"> <text:s text:c="23"/></text:span><text:line-break/>4×7=<text:bookmark text:name="MathJax-Element-37-Frame2"/><text:span text:style-name="T3"> <text:s text:c="23"/></text:span><text:line-break/>4×11=<text:bookmark text:name="MathJax-Element-38-Frame2"/><text:span text:style-name="T3"> <text:s text:c="23"/></text:span><text:line-break/>2×4<text:span text:style-name="T2">=</text:span><text:span text:style-name="T4"> <text:s text:c="23"/></text:span><text:span text:style-name="T2"><text:line-break/></text:span>4×10=<text:bookmark text:name="MathJax-Element-40-Frame2"/><text:span text:style-name="T3"> <text:s text:c="23"/></text:span><text:line-break/>6×4=<text:span text:style-name="T3"> <text:s text:c="2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7+39=<text:bookmark text:name="MathJax-Element-32-Frame3"/> <text:span text:style-name="T3"><text:s text:c="24"/></text:span><text:line-break/>862+39=<text:bookmark text:name="MathJax-Element-33-Frame3"/><text:span text:style-name="T3"> <text:s text:c="23"/></text:span><text:line-break/>947+19=<text:bookmark text:name="MathJax-Element-34-Frame3"/><text:span text:style-name="T3"> <text:s text:c="23"/></text:span><text:line-break/>242+9=<text:bookmark text:name="MathJax-Element-35-Frame3"/><text:span text:style-name="T3"> <text:s text:c="23"/></text:span><text:line-break/>705+19=<text:bookmark text:name="MathJax-Element-36-Frame3"/><text:span text:style-name="T3"> <text:s text:c="23"/></text:span><text:line-break/>907+39=<text:bookmark text:name="MathJax-Element-37-Frame3"/><text:span text:style-name="T3"> <text:s text:c="23"/></text:span><text:line-break/>814+9=<text:bookmark text:name="MathJax-Element-38-Frame3"/><text:span text:style-name="T3"> <text:s text:c="23"/></text:span><text:line-break/>645+29=<text:bookmark text:name="MathJax-Element-39-Frame3"/><text:span text:style-name="T3"> <text:s text:c="23"/></text:span><text:line-break/>755+19=<text:bookmark text:name="MathJax-Element-40-Frame3"/><text:span text:style-name="T3"> <text:s text:c="23"/></text:span><text:line-break/>952+19=<text:span text:style-name="T3"> <text:s text:c="2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×13=<text:bookmark text:name="MathJax-Element-32-Frame4"/><text:span text:style-name="T3"> <text:s text:c="23"/></text:span><text:line-break/>28×10=<text:bookmark text:name="MathJax-Element-33-Frame4"/><text:span text:style-name="T3"> <text:s text:c="23"/></text:span><text:line-break/>10×33=<text:bookmark text:name="MathJax-Element-34-Frame4"/><text:span text:style-name="T3"> <text:s text:c="23"/></text:span><text:line-break/>20×19=<text:bookmark text:name="MathJax-Element-35-Frame4"/><text:span text:style-name="T3"> <text:s text:c="23"/></text:span><text:line-break/>30×13=<text:bookmark text:name="MathJax-Element-36-Frame4"/><text:span text:style-name="T3"> <text:s text:c="23"/></text:span><text:line-break/>14×30=<text:bookmark text:name="MathJax-Element-37-Frame4"/><text:span text:style-name="T3"> <text:s text:c="23"/></text:span><text:line-break/>30×19=<text:bookmark text:name="MathJax-Element-38-Frame4"/><text:span text:style-name="T3"> <text:s text:c="23"/></text:span><text:line-break/>40×19=<text:bookmark text:name="MathJax-Element-39-Frame4"/><text:span text:style-name="T3"> <text:s text:c="23"/></text:span><text:line-break/>40×23=<text:bookmark text:name="MathJax-Element-40-Frame4"/><text:span text:style-name="T3"> <text:s text:c="23"/></text:span><text:line-break/>30×37=<text:span text:style-name="T3"> <text:s text:c="23"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1"><text:span text:style-name="T1"/></text:p>
      <text:p text:style-name="Text_20_body"><text:span text:style-name="T1"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9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6cm" fo:margin-bottom="1cm" fo:margin-left="1cm" fo:margin-right="1cm" style:shadow="none" fo:background-color="transparent" style:writing-mode="lr-tb" draw:fill="none" style:footnote-max-height="0cm">
        <style:columns fo:column-count="4" fo:column-gap="0.497cm">
          <style:column style:rel-width="2621*" fo:start-indent="0cm" fo:end-indent="0.249cm"/>
          <style:column style:rel-width="2763*" fo:start-indent="0.249cm" fo:end-indent="0.249cm"/>
          <style:column style:rel-width="2763*" fo:start-indent="0.249cm" fo:end-indent="0.249cm"/>
          <style:column style:rel-width="262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0:27:33.839042380</meta:creation-date>
    <dc:date>2018-10-18T00:37:56.334123067</dc:date>
    <meta:editing-duration>PT2S</meta:editing-duration>
    <meta:editing-cycles>1</meta:editing-cycles>
    <meta:document-statistic meta:table-count="0" meta:image-count="0" meta:object-count="0" meta:page-count="1" meta:paragraph-count="12" meta:word-count="40" meta:character-count="1203" meta:non-whitespace-character-count="213"/>
    <meta:generator>LibreOffice/6.0.3.2$Linux_X86_64 LibreOffice_project/00m0$Build-2</meta:generator>
  </office:meta>
</office:document-meta>
</file>